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>
      <loext:graphic-properties draw:fill="solid" draw:fill-color="#2a6099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text-properties style:font-name="Ubuntu" fo:font-size="15pt" style:font-size-asian="15pt" style:font-size-complex="15pt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2a6099"/>
      <style:text-properties fo:color="#ffffff" loext:opacity="100%" loext:color-lum-mod="100%" loext:color-lum-off="0%" style:font-name="Ubuntu" fo:font-size="15pt" style:font-size-asian="15pt" style:font-size-complex="15pt"/>
    </style:style>
    <style:style style:name="P7" style:family="paragraph">
      <loext:graphic-properties draw:fill="solid" draw:fill-color="#2a6099"/>
      <style:text-properties fo:color="#ffffff" loext:opacity="100%" loext:color-lum-mod="100%" loext:color-lum-off="0%" style:font-name="Ubuntu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2a6099" loext:opacity="100%" style:font-name="Ubuntu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333333" loext:opacity="100%" style:font-name="Ubuntu" fo:font-size="13pt" fo:font-weight="normal" style:font-size-asian="13pt" style:font-weight-asian="normal" style:font-size-complex="13pt" style:font-weight-complex="normal"/>
    </style:style>
    <style:style style:name="T3" style:family="text">
      <style:text-properties style:font-name="Ubuntu" fo:font-size="13pt" style:font-size-asian="13pt" style:font-size-complex="13pt"/>
    </style:style>
    <style:style style:name="T4" style:family="text">
      <style:text-properties fo:color="#2a6099" loext:opacity="100%" style:font-name="Ubuntu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333333" loext:opacity="100%" style:font-name="Ubuntu" fo:font-size="13pt" style:font-size-asian="13pt" style:font-size-complex="13pt"/>
    </style:style>
    <style:style style:name="T6" style:family="text">
      <style:text-properties fo:color="#ffffff" loext:opacity="100%" style:font-name="Ubuntu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loext:opacity="100%" style:font-name="Ubuntu" fo:font-size="15pt" style:font-size-asian="15pt" style:font-size-complex="15pt"/>
    </style:style>
    <style:style style:name="T8" style:family="text">
      <style:text-properties fo:color="#ffffff" loext:opacity="100%" style:font-name="Ubuntu"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svg:stroke-color="#000000" draw:fill="solid" draw:fill-color="#2a6099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a933" draw:fill="none" draw:fill-color="#ffffff" fo:min-height="2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a933" draw:fill="none" draw:fill-color="#ffffff" fo:min-height="3.2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a933" draw:fill="none" draw:fill-color="#ffffff" fo:min-height="7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a933" draw:fill="none" draw:fill-color="#ffffff" fo:min-height="3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7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3465a4" draw:fill="solid" draw:fill-color="#2a6099" fo:min-height="28.57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2a6099" fo:min-height="29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Text Frame 1" draw:style-name="gr8" draw:text-style-name="P7" svg:width="7.353cm" svg:height="29.699cm" svg:x="-2.163cm" svg:y="-2cm"><draw:text-box><text:p/></draw:text-box></draw:frame><draw:frame text:anchor-type="paragraph" draw:z-index="1" draw:name="Text Frame 2" draw:style-name="gr7" draw:text-style-name="P6" svg:width="6.536cm" svg:height="28.576cm" svg:x="-1.607cm" svg:y="-1.136cm"><draw:text-box><text:p><text:span text:style-name="T6"/></text:p><text:p><text:span text:style-name="T6"/></text:p><text:p><text:span text:style-name="T6">CONTACT INFORMATION</text:span></text:p><text:p><text:span text:style-name="T7"/></text:p><text:p><text:span text:style-name="T8">Email</text:span></text:p><text:p><text:span text:style-name="T7">mjavierrt14@gmail.com</text:span></text:p><text:p><text:span text:style-name="T7"/></text:p><text:p><text:span text:style-name="T8">ADDRESS: </text:span><text:span text:style-name="T7"><text:line-break/></text:span><text:span text:style-name="T7">Ibarra, Ecuador</text:span></text:p><text:p><text:span text:style-name="T7"/></text:p><text:p><text:span text:style-name="T8">PHTON:</text:span><text:span text:style-name="T7"><text:line-break/></text:span><text:span text:style-name="T7">+593 99 262 3321</text:span></text:p><text:p><text:span text:style-name="T7"/></text:p><text:p><text:span text:style-name="T7"/></text:p><text:p><text:span text:style-name="T6"/></text:p><text:p><text:span text:style-name="T6"/></text:p><text:p><text:span text:style-name="T6">SKILLS</text:span></text:p><text:p><text:span text:style-name="T7"/></text:p><text:p><text:span text:style-name="T7">WEB DEVELOPMENT</text:span></text:p><text:p><text:span text:style-name="T7"/></text:p><text:p><text:span text:style-name="T7">SCRUM</text:span></text:p><text:p><text:span text:style-name="T7"/></text:p><text:p><text:span text:style-name="T7">BDD</text:span></text:p><text:p><text:span text:style-name="T7"/></text:p><text:p><text:span text:style-name="T7">Empathy</text:span></text:p><text:p><text:span text:style-name="T7"/></text:p><text:p><text:span text:style-name="T7">Logical thinking</text:span></text:p><text:p><text:span text:style-name="T7"/></text:p><text:p><text:span text:style-name="T7">Analysis capabilities</text:span></text:p><text:p><text:span text:style-name="T7"/></text:p><text:p><text:span text:style-name="T7">Initiatives to share with the team</text:span></text:p><text:p><text:span text:style-name="T7"/></text:p><text:p><text:span text:style-name="T7">Passion for teaching</text:span></text:p><text:p><text:span text:style-name="T7"/></text:p><text:p><text:span text:style-name="T7">Intermediate english</text:span></text:p></draw:text-box></draw:frame><draw:frame text:anchor-type="paragraph" draw:z-index="2" draw:name="Text Frame 3" draw:style-name="gr6" draw:text-style-name="P5" svg:width="13.018cm" svg:height="27.306cm" svg:x="5.616cm" svg:y="-0.411cm"><draw:text-box><text:p/></draw:text-box></draw:frame><draw:frame text:anchor-type="paragraph" draw:z-index="3" draw:name="Text Frame 4" draw:style-name="gr5" draw:text-style-name="P3" svg:width="13.018cm" svg:height="3.477cm" svg:x="5.616cm" svg:y="-0.411cm"><draw:text-box><text:p><text:span text:style-name="T4">MARLON JAVIER RUIZ TARUCHAIN</text:span></text:p><text:p><text:span text:style-name="T5"><text:a xlink:href="mailto:mjavierrt14@gmail.com" xlink:type="simple">mjavierrt14@gmail.com</text:a></text:span></text:p><text:p><text:span text:style-name="T5"/></text:p></draw:text-box></draw:frame><draw:frame text:anchor-type="paragraph" draw:z-index="4" draw:name="Text Frame 5" draw:style-name="gr4" draw:text-style-name="P3" svg:width="13.02cm" svg:height="7.113cm" svg:x="5.616cm" svg:y="4.209cm"><draw:text-box><text:p><text:span text:style-name="T1">Profile</text:span></text:p><text:p text:style-name="P2"><text:span text:style-name="T2">Ecuadorian software developer with 4 years of experience, deepening my skills specializing in web design, backend. The skills acquired in computer science are creating applications for mobile devices, websites, web platforms, landing pages, databases. I like challenges and overcome myself by getting involved in projects without fear of learning new technologies and never missing an opportunity to gain new knowledge, so I can perform tasks of medium and high complexity.</text:span></text:p></draw:text-box></draw:frame><draw:frame text:anchor-type="paragraph" draw:z-index="5" draw:name="Text Frame 6" draw:style-name="gr3" draw:text-style-name="P3" svg:width="13.02cm" svg:height="3.421cm" svg:x="5.616cm" svg:y="11.866cm"><draw:text-box><text:p><text:span text:style-name="T1">BITPROY (2021 <text:s/>- 2023)</text:span></text:p><text:p text:style-name="P2"><text:span text:style-name="T2">Programmer using web technologies for the frontend as well as native javascript APIs to improve performance and process optimization, development of hybrid mobile applications with React Native – Expo. Web and Mobile Project Supervisor</text:span></text:p></draw:text-box></draw:frame><draw:frame text:anchor-type="paragraph" draw:z-index="6" draw:name="Text Frame 8" draw:style-name="gr2" draw:text-style-name="P3" svg:width="13.02cm" svg:height="2.038cm" svg:x="5.614cm" svg:y="15.977cm"><draw:text-box><text:p text:style-name="P4"><text:span text:style-name="T1">FREELANCER (2021 - Now)</text:span></text:p><text:p text:style-name="P4"><text:span text:style-name="T3">Programador backend con <text:s/>python usando el framework Flask y aprendiz de Ciencia de datos</text:span></text:p></draw:text-box></draw:frame><draw:frame text:anchor-type="paragraph" draw:z-index="7" draw:name="Text Frame 9" draw:style-name="gr2" draw:text-style-name="P3" svg:width="13.02cm" svg:height="2.352cm" svg:x="5.614cm" svg:y="18.867cm"><draw:text-box><text:p><text:span text:style-name="T1">Portfolio</text:span></text:p><text:p text:style-name="P2"><text:span text:style-name="T2"><text:a xlink:href="https://marlon-rt14.github.io/" xlink:type="simple">https://marlon-rt14.github.io</text:a></text:span></text:p><text:p text:style-name="P2"><text:span text:style-name="T2"/></text:p><text:p text:style-name="P2"><text:span text:style-name="T2"/></text:p></draw:text-box></draw:frame><draw:frame text:anchor-type="paragraph" draw:z-index="8" draw:name="Text Frame 10" draw:style-name="gr1" draw:text-style-name="P1" svg:width="21cm" svg:height="0.9cm" svg:x="-2.454cm" svg:y="-2cm"><draw:text-box><text:p/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4T16:55:27.521206760</meta:creation-date>
    <dc:date>2023-04-24T14:32:35.211000000</dc:date>
    <meta:editing-duration>PT41M39S</meta:editing-duration>
    <meta:editing-cycles>9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